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dd14c" officeooo:paragraph-rsid="000dd14c"/>
    </style:style>
    <style:style style:name="P2" style:family="paragraph" style:parent-style-name="Standard">
      <style:paragraph-properties fo:line-height="200%"/>
      <style:text-properties officeooo:rsid="000dd14c" officeooo:paragraph-rsid="000dd14c"/>
    </style:style>
    <style:style style:name="P3" style:family="paragraph" style:parent-style-name="Standard">
      <style:paragraph-properties fo:line-height="200%"/>
      <style:text-properties officeooo:rsid="0010db5e" officeooo:paragraph-rsid="0010db5e"/>
    </style:style>
    <style:style style:name="P4" style:family="paragraph" style:parent-style-name="Standard">
      <style:paragraph-properties fo:line-height="200%"/>
      <style:text-properties officeooo:rsid="0011f51c" officeooo:paragraph-rsid="0011f51c"/>
    </style:style>
    <style:style style:name="T1" style:family="text">
      <style:text-properties officeooo:rsid="000ebc56"/>
    </style:style>
    <style:style style:name="T2" style:family="text">
      <style:text-properties officeooo:rsid="0010db5e"/>
    </style:style>
    <style:style style:name="T3" style:family="text">
      <style:text-properties officeooo:rsid="0011f51c"/>
    </style:style>
    <style:style style:name="T4" style:family="text">
      <style:text-properties officeooo:rsid="001248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Collection</text:p>
      <text:p text:style-name="P1"/>
      <text:p text:style-name="P1">Having interviewed a number of friends who were owners of coffee shops, and following their reassurance that they would happily fill in a 'survey-monkey' style survey as a way of my collecting data for their shops listing, I set about drawing up a survey. <text:span text:style-name="T1">(Appendix 1) I chose two alternative survey providers, survet monkey and google forms. The final decision to choose google forms was simply one of ease of access, and functionality. </text:span>I duly sent this survey out to 50 of the shops I deemed to be both well spread around Dublin and those with a selection of services and suppliers.</text:p>
      <text:p text:style-name="P1"/>
      <text:p text:style-name="P1">Much to my dismay, I found that only 6 shops responded fully, I had a number of email responses asking what purposes the data was being collected for, a sure sign of our new found data awareness.</text:p>
      <text:p text:style-name="P1">I did explain in the introduction <text:span text:style-name="T2">email</text:span> <text:span text:style-name="T2">t</text:span>he purpose, <text:span text:style-name="T2">data</text:span> usage and retention information of the <text:span text:style-name="T2">returned </text:span>data but the people choosing to <text:span text:style-name="T2">open the email and taken the time to respond to me with a question</text:span> must surely have ignored this opening paragraph. <text:span text:style-name="T2">I received one further response following my answer to the data question.</text:span></text:p>
      <text:p text:style-name="P1"/>
      <text:p text:style-name="P1">As time moved along I realised that I was holding off on some elements of the project while I awaited survey responses, a situation which was not sustainable. I tool the decision to mock up a set of test data, using the shop names and locations as they exist and filling in the remainder myself, with a view to correcting all inaccuracies when the finalised returns from the actual coffeeshop owners eventually filled my inbox. To date I have spoken with 6 shop owners and I have 5 completed data surveys, one of the owners did not wish for their shop to be listed on my site, I queried the reason and their response was a mumbled data protection issue. I have since removed their shop.</text:p>
      <text:p text:style-name="P1">The data as displayed on the map and database is now almost entirely mock data. If the site were to be pushed out as a commercial enterprise, I feel a meeting with each owner would be required to <text:soft-page-break/>ensure all fields are filled in and that the owner is satisfied that the data contained therein was correct. I have chosen to retain the larger number of shops and keep my mocked up dataset to show proof of concept for my dissertation rather than a very restricted accurate set of data. I trust this is in order for the purposes of this project.</text:p>
      <text:p text:style-name="P3">I also <text:span text:style-name="T3">planned on </text:span>collect<text:span text:style-name="T3">ing</text:span> more data at the onset of the project, some of the elements I <text:span text:style-name="T3">planned on</text:span> collecting would not be used for the purposes of this project. <text:span text:style-name="T3">This was not personal data, attributes <text:s/>like number of seats, or take out service, or availability of retail bags of coffee, <text:s/>s</text:span>ome of which was originally intended for use, but other elements proved too difficult to implement.</text:p>
      <text:p text:style-name="P4">The<text:span text:style-name="T4">re</text:span> <text:span text:style-name="T4">were many other </text:span>reaso<text:span text:style-name="T4">ns</text:span> behind collecting more data <text:span text:style-name="T4">than strictly required</text:span>, it would be easier to have someone sit down in one session and input all of the desired data rather than going back again and again as I chose to implement additional features. <text:span text:style-name="T4">Furthermore, t</text:span>he original plan to allow shop owners administer their own data <text:span text:style-name="T4">fell by the wayside as time progressed. </text:span>I <text:span text:style-name="T4">would therefore need to match returns from further data surveys manually, I therefore </text:span>chose only to set up one administrator user responsible for all shops. I <text:span text:style-name="T4">also</text:span> realised that I might be delivering a mid development project to a potential customer and they may choose to no longer participate, leaving me with half filled forms or no database content at all.</text:p>
      <text:p text:style-name="P4"/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8T19:50:35.263000000</meta:creation-date>
    <dc:date>2015-12-29T00:31:07.274000000</dc:date>
    <meta:editing-duration>PT52M11S</meta:editing-duration>
    <meta:editing-cycles>4</meta:editing-cycles>
    <meta:generator>LibreOffice/4.4.6.3$Windows_x86 LibreOffice_project/e8938fd3328e95dcf59dd64e7facd2c7d67c704d</meta:generator>
    <meta:document-statistic meta:table-count="0" meta:image-count="0" meta:object-count="0" meta:page-count="2" meta:paragraph-count="8" meta:word-count="619" meta:character-count="3478" meta:non-whitespace-character-count="2865"/>
  </office:meta>
</office:document-meta>
</file>